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b8ff" draw:fill-gradient-name="Gradient_20_16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4.999cm" svg:height="24.999cm" svg:x="1cm" svg:y="1cm" svg:viewBox="0 0 25000 25000" draw:points="0,0 25000,0 14500,11000 14500,22000 10500,25000 10500,1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23b8dc" draw:end-color="#cccccc" draw:start-intensity="100%" draw:end-intensity="100%" draw:angle="450" draw:border="0%"/>
    <draw:gradient draw:name="Gradient_20_11" draw:display-name="Gradient 11" draw:style="ellipsoid" draw:cx="0%" draw:cy="0%" draw:start-color="#23b8dc" draw:end-color="#cccccc" draw:start-intensity="100%" draw:end-intensity="100%" draw:angle="450" draw:border="0%"/>
    <draw:gradient draw:name="Gradient_20_12" draw:display-name="Gradient 12" draw:style="radial" draw:cx="0%" draw:cy="0%" draw:start-color="#23b8dc" draw:end-color="#cccccc" draw:start-intensity="100%" draw:end-intensity="100%" draw:border="0%"/>
    <draw:gradient draw:name="Gradient_20_13" draw:display-name="Gradient 13" draw:style="radial" draw:cx="50%" draw:cy="50%" draw:start-color="#23b8dc" draw:end-color="#cccccc" draw:start-intensity="100%" draw:end-intensity="100%" draw:border="0%"/>
    <draw:gradient draw:name="Gradient_20_14" draw:display-name="Gradient 14" draw:style="axial" draw:start-color="#23b8dc" draw:end-color="#cccccc" draw:start-intensity="100%" draw:end-intensity="100%" draw:angle="450" draw:border="0%"/>
    <draw:gradient draw:name="Gradient_20_15" draw:display-name="Gradient 15" draw:style="linear" draw:start-color="#23b8dc" draw:end-color="#cccccc" draw:start-intensity="100%" draw:end-intensity="100%" draw:angle="450" draw:border="30%"/>
    <draw:gradient draw:name="Gradient_20_16" draw:display-name="Gradient 16" draw:style="linear" draw:start-color="#006b6b" draw:end-color="#cccccc" draw:start-intensity="100%" draw:end-intensity="100%" draw:angle="450" draw:border="0%"/>
    <draw:gradient draw:name="Gradient_20_7" draw:display-name="Gradient 7" draw:style="linear" draw:start-color="#008080" draw:end-color="#cccccc" draw:start-intensity="100%" draw:end-intensity="100%" draw:angle="450" draw:border="0%"/>
    <draw:gradient draw:name="Gradient_20_8" draw:display-name="Gradient 8" draw:style="linear" draw:start-color="#aea79f" draw:end-color="#cccccc" draw:start-intensity="100%" draw:end-intensity="100%" draw:angle="450" draw:border="0%"/>
    <draw:gradient draw:name="Gradient_20_9" draw:display-name="Gradient 9" draw:style="linear" draw:start-color="#006b6b" draw:end-color="#cccccc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1T23:50:26</meta:creation-date>
    <dc:date>2014-05-28T22:52:02</dc:date>
    <meta:editing-duration>PT7M5S</meta:editing-duration>
    <meta:editing-cycles>7</meta:editing-cycles>
    <meta:generator>LibreOffice/3.5$Linux_X86_64 LibreOffice_project/350m1$Build-2</meta:generator>
    <meta:document-statistic meta:object-count="1"/>
  </office:meta>
</office:document-meta>
</file>